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106cm" svg:stroke-color="#cfe7f5" draw:marker-start="" draw:marker-start-width="0.458cm" draw:marker-start-center="false" draw:marker-end="" draw:marker-end-width="0.458cm" draw:marker-end-center="false" svg:stroke-opacity="100%" draw:stroke-linejoin="round" draw:fill="solid" draw:fill-color="#eeeeee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5.165cm" fo:min-width="6.464cm" fo:padding-top="0.177cm" fo:padding-bottom="0.177cm" fo:padding-left="0.302cm" fo:padding-right="0.3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2.868cm" fo:min-width="2.33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fe7f5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4.224cm" fo:min-width="4.35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579d1c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3.205cm" fo:min-width="3.45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.738cm" fo:min-width="4.12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dash" draw:stroke-dash="Fine_20_Dashed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106cm" svg:stroke-color="#cfe7f5" draw:marker-start="" draw:marker-start-width="0.458cm" draw:marker-start-center="false" draw:marker-end="" draw:marker-end-width="0.458cm" draw:marker-end-center="false" svg:stroke-opacity="100%" draw:stroke-linejoin="round" draw:fill="solid" draw:fill-color="#eeeeee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5.165cm" fo:min-width="6.464cm" fo:padding-top="0.177cm" fo:padding-bottom="0.177cm" fo:padding-left="0.302cm" fo:padding-right="0.3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2.868cm" fo:min-width="2.33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fe7f5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6.814cm" fo:min-width="4.3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9cm" fo:min-width="3.38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579d1c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3.205cm" fo:min-width="3.45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.738cm" fo:min-width="4.12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dash" draw:stroke-dash="Fine_20_Dashed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53cm" svg:stroke-color="#ff3333" draw:marker-start="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 style:list-style-name="L2">
      <style:graphic-properties draw:stroke="solid" draw:stroke-dash="Dashed_20__28_var_29__20_2" svg:stroke-width="0.106cm" svg:stroke-color="#cfe7f5" draw:marker-start="" draw:marker-start-width="0.458cm" draw:marker-start-center="false" draw:marker-end="" draw:marker-end-width="0.458cm" draw:marker-end-center="false" svg:stroke-opacity="100%" draw:stroke-linejoin="round" draw:fill="solid" draw:fill-color="#eeeeee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4.917cm" fo:min-width="6.464cm" fo:padding-top="0.177cm" fo:padding-bottom="0.177cm" fo:padding-left="0.302cm" fo:padding-right="0.3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2.868cm" fo:min-width="2.33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0.688cm" fo:min-width="1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fe7f5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5.343cm" fo:min-width="4.3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35cm" fo:min-width="2.26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579d1c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2.126cm" fo:min-width="2.22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465a4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013cm" fo:min-width="4.60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.738cm" fo:min-width="4.12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66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66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66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66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66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66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66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66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239cm" fo:min-width="2.40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dash" draw:stroke-dash="Fine_20_Dashed" svg:stroke-width="0.035cm" svg:stroke-color="#ffffff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42cm" fo:padding-bottom="0.142cm" fo:padding-left="0.267cm" fo:padding-right="0.26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1.68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53cm" svg:stroke-color="#00cc00" draw:marker-start="" draw:marker-start-width="0.38cm" draw:marker-start-center="false" draw:marker-end="Arrow" draw:marker-end-width="0.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.628cm" fo:min-width="8.39cm" fo:padding-top="0.152cm" fo:padding-bottom="0.152cm" fo:padding-left="0.277cm" fo:padding-right="0.27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53cm" svg:stroke-color="#00cc00" draw:marker-start="" draw:marker-start-width="0.38cm" draw:marker-start-center="false" draw:marker-end="Arrow" draw:marker-end-width="0.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draw:fit-to-contour="false" fo:max-height="0cm" fo:max-width="0cm" fo:min-height="0.628cm" fo:min-width="8.39cm" fo:padding-top="0.152cm" fo:padding-bottom="0.152cm" fo:padding-left="0.277cm" fo:padding-right="0.27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53cm" svg:stroke-color="#00cc00" draw:marker-start="Arrow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draw:fit-to-contour="false" fo:max-height="0cm" fo:max-width="0cm" fo:min-height="0.628cm" fo:min-width="8.39cm" fo:padding-top="0.151cm" fo:padding-bottom="0.151cm" fo:padding-left="-1.1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53cm" svg:stroke-color="#00cc00" draw:marker-start="" draw:marker-start-width="0.38cm" draw:marker-start-center="false" draw:marker-end="Arrow" draw:marker-end-width="0.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true" draw:fit-to-size="false" draw:fit-to-contour="false" fo:max-height="0cm" fo:max-width="0cm" fo:min-height="0.628cm" fo:min-width="8.39cm" fo:padding-top="0.152cm" fo:padding-bottom="0.152cm" fo:padding-left="0.277cm" fo:padding-right="0.27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53cm" svg:stroke-color="#00cc00" draw:marker-start="" draw:marker-start-width="0.38cm" draw:marker-start-center="false" draw:marker-end="Arrow" draw:marker-end-width="0.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draw:fit-to-contour="false" fo:max-height="0cm" fo:max-width="0cm" fo:min-height="0.628cm" fo:min-width="8.39cm" fo:padding-top="-0.6cm" fo:padding-bottom="0.152cm" fo:padding-left="-0.6cm" fo:padding-right="0.27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53cm" svg:stroke-color="#00cc00" draw:marker-start="" draw:marker-start-width="0.38cm" draw:marker-start-center="false" draw:marker-end="Arrow" draw:marker-end-width="0.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628cm" fo:min-width="8.39cm" fo:padding-top="0.152cm" fo:padding-bottom="0.152cm" fo:padding-left="0.277cm" fo:padding-right="0.27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53cm" svg:stroke-color="#00cc00" draw:marker-start="Arrow" draw:marker-start-width="0.38cm" draw:marker-start-center="false" draw:marker-end="Arrow" draw:marker-end-width="0.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draw:fit-to-contour="false" fo:max-height="0cm" fo:max-width="0cm" fo:min-height="0.628cm" fo:min-width="8.39cm" fo:padding-top="0.152cm" fo:padding-bottom="0.152cm" fo:padding-left="0.277cm" fo:padding-right="0.27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53cm" svg:stroke-color="#00cc00" draw:marker-start="" draw:marker-start-width="0.38cm" draw:marker-start-center="false" draw:marker-end="Arrow" draw:marker-end-width="0.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.628cm" fo:min-width="8.39cm" fo:padding-top="0.152cm" fo:padding-bottom="0.152cm" fo:padding-left="-3.6cm" fo:padding-right="0.27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488cm" fo:min-width="3.14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53cm" svg:stroke-color="#00cc00" draw:marker-start="Arrow" draw:marker-start-width="0.379cm" draw:marker-start-center="false" draw:marker-end="Arrow" draw:marker-end-width="0.37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628cm" fo:min-width="8.39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true" draw:fit-to-size="false" draw:fit-to-contour="false" fo:max-height="0cm" fo:max-width="0cm" fo:min-height="1.139cm" fo:min-width="2.3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1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bottom" fo:padding-top="0.151cm" fo:padding-bottom="0.151cm" fo:padding-left="0.276cm" fo:padding-right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eeeeee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forta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cfe7f5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579d1c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29fc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3465a4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c5000b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1.4cm" fo:margin-right="0cm" fo:margin-top="0cm" fo:margin-bottom="0.5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1.4cm" fo:margin-right="0cm" fo:margin-top="0cm" fo:margin-bottom="0.5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1cm" fo:margin-right="0cm" fo:margin-top="0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1cm" fo:margin-right="0cm" fo:margin-top="0cm" fo:margin-bottom="0.5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2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cc00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cc00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top="0cm" fo:margin-bottom="0.5cm" fo:text-align="end"/>
      <style:text-properties fo:font-size="16pt" style:font-size-asian="18pt" style:font-size-complex="18pt"/>
    </style:style>
    <style:style style:name="P27" style:family="paragraph">
      <loext:graphic-properties draw:fill="none"/>
      <style:paragraph-properties fo:margin-top="0cm" fo:margin-bottom="0.5cm" fo:text-align="end"/>
      <style:text-properties fo:font-size="16pt" style:font-size-asian="18pt" style:font-size-complex="18pt"/>
    </style:style>
    <style:style style:name="P28" style:family="paragraph">
      <style:paragraph-properties fo:margin-left="0cm" fo:margin-right="0cm" fo:margin-top="0cm" fo:margin-bottom="0.5cm" fo:text-align="end" fo:text-indent="0cm"/>
      <style:text-properties fo:font-size="16pt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cm" fo:margin-bottom="0.5cm" fo:text-align="end" fo:text-indent="0cm"/>
      <style:text-properties fo:font-size="16pt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Comforta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MgOpen Modata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MgOpen Modata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MgOpen Modata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eeeff0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/>
    </style:style>
    <style:style style:name="T8" style:family="text">
      <style:text-properties fo:color="#00cc00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cc00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068cm" svg:height="5.519cm" svg:x="2.205cm" svg:y="6.107cm">
          <text:p text:style-name="P1"><text:span text:style-name="T1">Fedora Hub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38cm" svg:height="3.118cm" svg:x="3.718cm" svg:y="8.123cm">
          <text:p text:style-name="P3"><text:span text:style-name="T2">Widge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1.708cm" svg:height="0.938cm" svg:x="7.084cm" svg:y="8.139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1.708cm" svg:height="0.938cm" svg:x="7.084cm" svg:y="9.239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1.708cm" svg:height="0.938cm" svg:x="7.084cm" svg:y="10.339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8cm" svg:height="4.956cm" svg:x="11.536cm" svg:y="6.416cm">
          <text:p text:style-name="P3"><text:span text:style-name="T4">Web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7" draw:text-style-name="P7" draw:layer="layout" svg:width="2.983cm" svg:height="1.539cm" svg:x="12.848cm" svg:y="8.7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2.983cm" svg:height="1.539cm" svg:x="12.748cm" svg:y="8.8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draw:layer="layout" svg:width="2.983cm" svg:height="1.539cm" svg:x="12.648cm" svg:y="8.9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983cm" svg:height="1.539cm" svg:x="12.548cm" svg:y="9.063cm">
            <text:p text:style-name="P3"><text:span text:style-name="T5">Widge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8" xml:id="id5" draw:id="id5" draw:layer="layout" svg:width="5.388cm" svg:height="4.885cm" svg:x="19.141cm" svg:y="7.234cm">
          <text:p text:style-name="P3"><text:span text:style-name="T4">External</text:span></text:p>
          <text:p text:style-name="P3"><text:span text:style-name="T4">Servic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2" draw:text-style-name="P9" draw:layer="layout" svg:width="4.625cm" svg:height="0.988cm" svg:x="3.466cm" svg:y="4.9cm">
          <draw:text-box>
            <text:p text:style-name="P1"><text:span text:style-name="T4">Web browser</text:span></text:p>
          </draw:text-box>
        </draw:frame>
        <draw:connector draw:style-name="gr13" draw:text-style-name="P10" draw:layer="layout" draw:type="curve" svg:x1="8.792cm" svg:y1="8.608cm" svg:x2="12.548cm" svg:y2="9.682cm" draw:start-shape="id1" draw:start-glue-point="1" draw:end-shape="id2" draw:end-glue-point="3" svg:d="M8792 8608c2817 0 939 1074 3756 1074" svg:viewBox="0 0 3757 1075">
          <text:p/>
        </draw:connector>
        <draw:connector draw:style-name="gr14" draw:text-style-name="P10" draw:layer="layout" draw:type="curve" svg:x1="8.792cm" svg:y1="9.708cm" svg:x2="12.548cm" svg:y2="9.682cm" draw:start-shape="id3" draw:start-glue-point="1" draw:end-shape="id2" draw:end-glue-point="3" svg:d="M8792 9708c2817 0 939-26 3756-26" svg:viewBox="0 0 3757 27">
          <text:p/>
        </draw:connector>
        <draw:connector draw:style-name="gr15" draw:text-style-name="P10" draw:layer="layout" draw:type="curve" svg:x1="8.792cm" svg:y1="10.808cm" svg:x2="12.548cm" svg:y2="9.682cm" draw:start-shape="id4" draw:start-glue-point="1" draw:end-shape="id2" draw:end-glue-point="3" svg:d="M8792 10808c2817 0 939-1126 3756-1126" svg:viewBox="0 0 3757 1127">
          <text:p/>
        </draw:connector>
        <draw:connector draw:style-name="gr16" draw:text-style-name="P10" draw:layer="layout" draw:type="curve" svg:x1="15.831cm" svg:y1="9.682cm" svg:x2="19.141cm" svg:y2="9.676cm" draw:start-shape="id2" draw:start-glue-point="1" draw:end-shape="id5" svg:d="M15831 9682c2482 0 828-6 3310-6" svg:viewBox="0 0 3311 7">
          <text:p/>
        </draw:connector>
      </draw:page>
      <draw:page draw:name="page2" draw:style-name="dp1" draw:master-page-name="Standard">
        <draw:custom-shape draw:style-name="gr17" draw:text-style-name="P2" draw:layer="layout" svg:width="7.068cm" svg:height="5.519cm" svg:x="2.205cm" svg:y="6.107cm">
          <text:p text:style-name="P1"><text:span text:style-name="T1">Fedora Hub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838cm" svg:height="3.118cm" svg:x="3.718cm" svg:y="8.123cm">
          <text:p text:style-name="P3"><text:span text:style-name="T2">Widget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6" draw:id="id6" draw:layer="layout" svg:width="1.708cm" svg:height="0.938cm" svg:x="7.084cm" svg:y="8.139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8" draw:id="id8" draw:layer="layout" svg:width="1.708cm" svg:height="0.938cm" svg:x="7.084cm" svg:y="9.239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9" draw:id="id9" draw:layer="layout" svg:width="1.708cm" svg:height="0.938cm" svg:x="7.084cm" svg:y="10.339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5.338cm" svg:height="7.584cm" svg:x="11.536cm" svg:y="6.416cm">
          <text:p text:style-name="P3"><text:span text:style-name="T4">Web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23" draw:text-style-name="P7" draw:layer="layout" svg:width="2.983cm" svg:height="1.539cm" svg:x="12.848cm" svg:y="8.7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7" draw:layer="layout" svg:width="2.983cm" svg:height="1.539cm" svg:x="12.748cm" svg:y="8.8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7" draw:layer="layout" svg:width="2.983cm" svg:height="1.539cm" svg:x="12.648cm" svg:y="8.9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7" draw:layer="layout" svg:width="2.983cm" svg:height="1.539cm" svg:x="12.548cm" svg:y="9.063cm">
            <text:p text:style-name="P3"><text:span text:style-name="T5">Widge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11" xml:id="id12" draw:id="id12" draw:layer="layout" svg:width="3.883cm" svg:height="3.558cm" svg:x="17.917cm" svg:y="13.442cm">
          <text:p text:style-name="P3"><text:span text:style-name="T4">Cache</text:span></text:p>
          <draw:enhanced-geometry svg:viewBox="0 0 88 21600" draw:glue-points="44 ?f6 44 0 0 10800 44 21600 88 10800" draw:text-areas="0 ?f6 88 ?f3" draw:type="can" draw:modifiers="5701.812688821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8" xml:id="id11" draw:id="id11" draw:layer="layout" svg:width="5.388cm" svg:height="4.885cm" svg:x="19.512cm" svg:y="6.315cm">
          <text:p text:style-name="P3"><text:span text:style-name="T4">External</text:span></text:p>
          <text:p text:style-name="P3"><text:span text:style-name="T4">Servic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9" draw:text-style-name="P9" draw:layer="layout" svg:width="4.625cm" svg:height="0.988cm" svg:x="3.466cm" svg:y="4.9cm">
          <draw:text-box>
            <text:p text:style-name="P1"><text:span text:style-name="T4">Web browser</text:span></text:p>
          </draw:text-box>
        </draw:frame>
        <draw:connector draw:style-name="gr30" draw:text-style-name="P10" draw:layer="layout" draw:type="curve" svg:x1="8.792cm" svg:y1="8.608cm" svg:x2="12.548cm" svg:y2="9.682cm" draw:start-shape="id6" draw:start-glue-point="1" draw:end-shape="id7" draw:end-glue-point="3" svg:d="M8792 8608c2817 0 939 1074 3756 1074" svg:viewBox="0 0 3757 1075">
          <text:p/>
        </draw:connector>
        <draw:connector draw:style-name="gr31" draw:text-style-name="P10" draw:layer="layout" draw:type="curve" svg:x1="8.792cm" svg:y1="9.708cm" svg:x2="12.548cm" svg:y2="9.682cm" draw:start-shape="id8" draw:start-glue-point="1" draw:end-shape="id7" draw:end-glue-point="3" svg:d="M8792 9708c2817 0 939-26 3756-26" svg:viewBox="0 0 3757 27">
          <text:p/>
        </draw:connector>
        <draw:connector draw:style-name="gr32" draw:text-style-name="P10" draw:layer="layout" draw:type="curve" svg:x1="8.792cm" svg:y1="10.808cm" svg:x2="12.548cm" svg:y2="9.682cm" draw:start-shape="id9" draw:start-glue-point="1" draw:end-shape="id7" draw:end-glue-point="3" svg:d="M8792 10808c2817 0 939-1126 3756-1126" svg:viewBox="0 0 3757 1127">
          <text:p/>
        </draw:connector>
        <draw:connector draw:style-name="gr33" draw:text-style-name="P10" draw:layer="layout" draw:type="curve" svg:x1="15.831cm" svg:y1="11.982cm" svg:x2="19.512cm" svg:y2="8.757cm" draw:start-shape="id10" draw:start-glue-point="1" draw:end-shape="id11" svg:d="M15831 11982c2761 0 921-3225 3681-3225" svg:viewBox="0 0 3682 3226">
          <text:p/>
        </draw:connector>
        <draw:connector draw:style-name="gr34" draw:text-style-name="P10" draw:layer="layout" draw:type="curve" svg:x1="15.831cm" svg:y1="11.982cm" svg:x2="19.858cm" svg:y2="13.442cm" draw:start-shape="id10" draw:start-glue-point="1" draw:end-shape="id12" draw:end-glue-point="5" svg:d="M15831 11982c2685 0 4027 486 4027 1460" svg:viewBox="0 0 4028 1461">
          <text:p/>
        </draw:connector>
        <draw:connector draw:style-name="gr35" draw:text-style-name="P10" draw:layer="layout" draw:type="curve" svg:x1="17.917cm" svg:y1="15.221cm" svg:x2="14.189cm" svg:y2="12.902cm" draw:start-shape="id12" draw:start-glue-point="6" draw:end-shape="id10" draw:end-glue-point="2" svg:d="M17917 15221c-2486 0-3728-773-3728-2319" svg:viewBox="0 0 3729 2320">
          <text:p/>
        </draw:connector>
        <draw:g xml:id="id10" draw:id="id10">
          <draw:custom-shape draw:style-name="gr36" draw:text-style-name="P7" draw:layer="layout" svg:width="2.983cm" svg:height="1.539cm" svg:x="12.848cm" svg:y="11.0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7" draw:layer="layout" svg:width="2.983cm" svg:height="1.539cm" svg:x="12.748cm" svg:y="11.1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7" draw:layer="layout" svg:width="2.983cm" svg:height="1.539cm" svg:x="12.648cm" svg:y="11.2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7" draw:layer="layout" svg:width="2.983cm" svg:height="1.539cm" svg:x="12.548cm" svg:y="11.363cm">
            <text:p text:style-name="P3"><text:span text:style-name="T5">Cached</text:span></text:p>
            <text:p text:style-name="P3"><text:span text:style-name="T5">func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0" draw:text-style-name="P12" draw:layer="layout" draw:type="line" svg:x1="14.189cm" svg:y1="10.602cm" svg:x2="14.189cm" svg:y2="11.063cm" draw:start-shape="id7" draw:start-glue-point="2" draw:end-shape="id10" draw:end-glue-point="0" svg:d="M14189 10602v461" svg:viewBox="0 0 1 462">
          <text:p/>
        </draw:connector>
      </draw:page>
      <draw:page draw:name="page3" draw:style-name="dp1" draw:master-page-name="Standard">
        <draw:custom-shape draw:style-name="gr41" draw:text-style-name="P2" draw:layer="layout" svg:width="7.068cm" svg:height="5.271cm" svg:x="1.477cm" svg:y="3.326cm">
          <text:p text:style-name="P1"><text:span text:style-name="T1">Fedora Hubs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19" draw:id="id19" draw:layer="layout" svg:width="2.838cm" svg:height="3.118cm" svg:x="2.99cm" svg:y="5.094cm">
          <text:p text:style-name="P3"><text:span text:style-name="T2">Widget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708cm" svg:height="0.938cm" svg:x="6.356cm" svg:y="5.11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1.708cm" svg:height="0.938cm" svg:x="6.356cm" svg:y="6.21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xml:id="id18" draw:id="id18" draw:layer="layout" svg:width="1.708cm" svg:height="0.938cm" svg:x="6.356cm" svg:y="7.31cm">
          <text:p text:style-name="P3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5.338cm" svg:height="6.113cm" svg:x="11.408cm" svg:y="3.787cm">
          <text:p text:style-name="P3"><text:span text:style-name="T4">Web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1" draw:id="id21">
          <draw:custom-shape draw:style-name="gr47" draw:text-style-name="P7" draw:layer="layout" svg:width="2.983cm" svg:height="1.539cm" svg:x="12.72cm" svg:y="7.5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7" draw:layer="layout" svg:width="2.983cm" svg:height="1.539cm" svg:x="12.62cm" svg:y="7.6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7" draw:layer="layout" svg:width="2.983cm" svg:height="1.539cm" svg:x="12.52cm" svg:y="7.7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7" draw:layer="layout" svg:width="2.983cm" svg:height="1.539cm" svg:x="12.42cm" svg:y="7.834cm">
            <text:p text:style-name="P3"><text:span text:style-name="T5">Cached</text:span></text:p>
            <text:p text:style-name="P3"><text:span text:style-name="T5">func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1" draw:text-style-name="P11" xml:id="id22" draw:id="id22" draw:layer="layout" svg:width="2.767cm" svg:height="2.647cm" svg:x="18.493cm" svg:y="3.722cm">
          <text:p text:style-name="P3"><text:span text:style-name="T4">Cache</text:span></text:p>
          <draw:enhanced-geometry svg:viewBox="0 0 88 21600" draw:glue-points="44 ?f6 44 0 0 10800 44 21600 88 10800" draw:text-areas="0 ?f6 88 ?f3" draw:type="can" draw:modifiers="5701.812688821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2" draw:text-style-name="P8" xml:id="id23" draw:id="id23" draw:layer="layout" svg:width="3.705cm" svg:height="3.36cm" svg:x="22.787cm" svg:y="3.405cm">
          <text:p text:style-name="P3"><text:span text:style-name="T4">External</text:span></text:p>
          <text:p text:style-name="P3"><text:span text:style-name="T4">Servic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3" draw:text-style-name="P13" xml:id="id13" draw:id="id13" draw:layer="layout" svg:width="6.374cm" svg:height="2.525cm" svg:x="21.653cm" svg:y="16.588cm">
          <text:p text:style-name="P3"><text:span text:style-name="T6">Fedmsg bu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9" draw:layer="layout" svg:width="4.625cm" svg:height="0.988cm" svg:x="2.738cm" svg:y="2.271cm">
          <draw:text-box>
            <text:p text:style-name="P1"><text:span text:style-name="T4">Web </text:span><text:span text:style-name="T4">browse</text:span><text:span text:style-name="T4">r</text:span></text:p>
          </draw:text-box>
        </draw:frame>
        <draw:g xml:id="id20" draw:id="id20">
          <draw:custom-shape draw:style-name="gr55" draw:text-style-name="P14" draw:layer="layout" svg:width="4.353cm" svg:height="1.924cm" svg:x="14.89cm" svg:y="13.5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14" draw:layer="layout" svg:width="4.353cm" svg:height="1.924cm" svg:x="14.79cm" svg:y="13.6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4" draw:layer="layout" svg:width="4.353cm" svg:height="1.924cm" svg:x="14.69cm" svg:y="13.7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4" draw:layer="layout" svg:width="4.353cm" svg:height="1.924cm" svg:x="14.59cm" svg:y="13.832cm">
            <text:p text:style-name="P3"><text:span text:style-name="T4">Tri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6" draw:id="id16">
          <draw:custom-shape draw:style-name="gr59" draw:text-style-name="P14" draw:layer="layout" svg:width="4.353cm" svg:height="1.924cm" svg:x="9.29cm" svg:y="13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14" draw:layer="layout" svg:width="4.353cm" svg:height="1.924cm" svg:x="9.19cm" svg:y="13.6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4" draw:layer="layout" svg:width="4.353cm" svg:height="1.924cm" svg:x="9.09cm" svg:y="13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14" draw:layer="layout" svg:width="4.353cm" svg:height="1.924cm" svg:x="8.99cm" svg:y="13.833cm">
            <text:p text:style-name="P3"><text:span text:style-name="T4">Work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3" draw:text-style-name="P11" xml:id="id15" draw:id="id15" draw:layer="layout" svg:width="2.9cm" svg:height="2.381cm" svg:x="15.463cm" svg:y="17.219cm">
          <text:p text:style-name="P3"><text:span text:style-name="T4">Red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4" draw:text-style-name="P10" draw:layer="layout" svg:x1="1.4cm" svg:y1="10.93cm" svg:x2="28.387cm" svg:y2="10.93cm">
          <text:p/>
        </draw:line>
        <draw:custom-shape draw:style-name="gr65" draw:text-style-name="P14" xml:id="id17" draw:id="id17" draw:layer="layout" svg:width="2.369cm" svg:height="1.924cm" svg:x="4.69cm" svg:y="13.686cm">
          <text:p text:style-name="P3"><text:span text:style-name="T4">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6" draw:layer="layout" draw:type="curve" svg:x1="24.84cm" svg:y1="16.588cm" svg:x2="24.855cm" svg:y2="15.611cm" draw:start-shape="id13" draw:start-glue-point="0" draw:end-shape="id14" draw:end-glue-point="2" svg:d="M24840 16588c0-732 15-244 15-977" svg:viewBox="0 0 16 978">
          <text:p text:style-name="P15"><text:span text:style-name="T7">(1)</text:span></text:p>
        </draw:connector>
        <draw:connector draw:style-name="gr67" draw:text-style-name="P18" draw:layer="layout" draw:type="curve" svg:x1="22.938cm" svg:y1="14.649cm" svg:x2="18.363cm" svg:y2="18.41cm" draw:start-shape="id14" draw:start-glue-point="3" draw:end-shape="id15" draw:end-glue-point="8" svg:d="M22938 14649c-3430 0-1143 3761-4575 3761" svg:viewBox="0 0 4576 3762">
          <text:p text:style-name="P17"><text:span text:style-name="T7">(</text:span><text:span text:style-name="T7">2</text:span><text:span text:style-name="T7">)</text:span></text:p>
        </draw:connector>
        <draw:connector draw:style-name="gr68" draw:text-style-name="P20" draw:layer="layout" draw:type="curve" svg:x1="15.463cm" svg:y1="18.41cm" svg:x2="11.316cm" svg:y2="15.757cm" draw:start-shape="id15" draw:start-glue-point="6" draw:end-shape="id16" draw:end-glue-point="2" svg:d="M15463 18410c-2765 0-4147-884-4147-2653" svg:viewBox="0 0 4148 2654">
          <text:p text:style-name="P19"><text:span text:style-name="T7">(10) </text:span><text:span text:style-name="T7"><text:s text:c="2"/>(6)</text:span></text:p>
        </draw:connector>
        <draw:connector draw:style-name="gr69" draw:text-style-name="P20" draw:layer="layout" draw:type="curve" svg:x1="15.463cm" svg:y1="18.41cm" svg:x2="5.874cm" svg:y2="15.61cm" draw:start-shape="id15" draw:start-glue-point="6" draw:end-shape="id17" draw:end-glue-point="2" svg:d="M15463 18410c-6393 0-9589-933-9589-2800" svg:viewBox="0 0 9590 2801">
          <text:p text:style-name="P19"><text:span text:style-name="T7">(1</text:span><text:span text:style-name="T7">1)</text:span></text:p>
        </draw:connector>
        <draw:connector draw:style-name="gr70" draw:text-style-name="P20" draw:layer="layout" draw:type="curve" svg:x1="5.874cm" svg:y1="13.686cm" svg:x2="7.21cm" svg:y2="8.248cm" draw:start-shape="id17" draw:start-glue-point="0" draw:end-shape="id18" svg:d="M5874 13686c0-4078 1336-1360 1336-5438" svg:viewBox="0 0 1337 5439">
          <text:p text:style-name="P19"><text:span text:style-name="T7">(12)</text:span></text:p>
        </draw:connector>
        <draw:connector draw:style-name="gr71" draw:text-style-name="P10" draw:layer="layout" draw:type="curve" svg:x1="5.874cm" svg:y1="13.686cm" svg:x2="4.409cm" svg:y2="8.212cm" draw:start-shape="id17" draw:start-glue-point="0" draw:end-shape="id19" draw:end-glue-point="2" svg:d="M5874 13686c0-4105-1465-1369-1465-5474" svg:viewBox="0 0 1466 5475">
          <text:p/>
        </draw:connector>
        <draw:connector draw:style-name="gr72" draw:text-style-name="P22" draw:layer="layout" draw:type="curve" svg:x1="16.916cm" svg:y1="13.535cm" svg:x2="14.061cm" svg:y2="9.373cm" draw:start-shape="id20" draw:start-glue-point="0" draw:end-shape="id21" draw:end-glue-point="2" svg:d="M16916 13535c0-3121-2855-1041-2855-4162" svg:viewBox="0 0 2856 4163">
          <text:p text:style-name="P21"><text:span text:style-name="T5">(4)</text:span><text:span text:style-name="T8"> </text:span><text:span text:style-name="T9">sho</text:span><text:span text:style-name="T9">uld_</text:span><text:span text:style-name="T9">inva</text:span><text:span text:style-name="T9">lidat</text:span><text:span text:style-name="T9">e(m</text:span><text:span text:style-name="T9">sg)</text:span></text:p>
        </draw:connector>
        <draw:connector draw:style-name="gr73" draw:text-style-name="P23" draw:layer="layout" draw:type="curve" svg:x1="11.316cm" svg:y1="13.538cm" svg:x2="14.061cm" svg:y2="9.373cm" draw:start-shape="id16" draw:start-glue-point="0" draw:end-shape="id21" draw:end-glue-point="2" svg:d="M11316 13538c0-3123 2745-1041 2745-4165" svg:viewBox="0 0 2746 4166">
          <text:p text:style-name="P1"><text:span text:style-name="T9">rebuild()</text:span><text:span text:style-name="T4"> </text:span><text:span text:style-name="T5">(7)</text:span></text:p>
        </draw:connector>
        <draw:custom-shape draw:style-name="gr74" draw:text-style-name="P14" xml:id="id14" draw:id="id14" draw:layer="layout" svg:width="3.835cm" svg:height="1.924cm" svg:x="22.938cm" svg:y="13.687cm">
          <text:p text:style-name="P3"><text:span text:style-name="T4">Fedmsg</text:span></text:p>
          <text:p text:style-name="P3"><text:span text:style-name="T4">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25" draw:layer="layout" draw:type="curve" svg:x1="16.913cm" svg:y1="17.219cm" svg:x2="16.916cm" svg:y2="15.756cm" draw:start-shape="id15" draw:start-glue-point="5" draw:end-shape="id20" draw:end-glue-point="2" svg:d="M16913 17219c0-1096 3-365 3-1463" svg:viewBox="0 0 4 1464">
          <text:p text:style-name="P24"><text:span text:style-name="T7">(</text:span><text:span text:style-name="T7">5</text:span><text:span text:style-name="T7">) <text:s/></text:span><text:span text:style-name="T7"><text:s/></text:span><text:span text:style-name="T7">(</text:span><text:span text:style-name="T7">3</text:span><text:span text:style-name="T7">)</text:span></text:p>
        </draw:connector>
        <draw:g>
          <draw:custom-shape draw:style-name="gr76" draw:text-style-name="P7" draw:layer="layout" svg:width="2.983cm" svg:height="1.539cm" svg:x="12.72cm" svg:y="5.4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7" draw:layer="layout" svg:width="2.983cm" svg:height="1.539cm" svg:x="12.62cm" svg:y="5.5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7" draw:layer="layout" svg:width="2.983cm" svg:height="1.539cm" svg:x="12.52cm" svg:y="5.6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7" draw:layer="layout" svg:width="2.983cm" svg:height="1.539cm" svg:x="12.42cm" svg:y="5.734cm">
            <text:p text:style-name="P3"><text:span text:style-name="T5">Widge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0" draw:text-style-name="P27" draw:layer="layout" draw:type="curve" svg:x1="15.703cm" svg:y1="8.453cm" svg:x2="19.877cm" svg:y2="6.369cm" draw:start-shape="id21" draw:start-glue-point="1" draw:end-shape="id22" draw:end-glue-point="7" svg:d="M15703 8453c2783 0 4174-694 4174-2084" svg:viewBox="0 0 4175 2085">
          <text:p text:style-name="P26">(9) <text:s/></text:p>
        </draw:connector>
        <draw:connector draw:style-name="gr81" draw:text-style-name="P29" draw:layer="layout" draw:type="curve" svg:x1="15.703cm" svg:y1="8.453cm" svg:x2="24.467cm" svg:y2="6.765cm" draw:start-shape="id21" draw:start-glue-point="1" draw:end-shape="id23" draw:end-glue-point="6" svg:d="M15703 8453c5843 0 8764-562 8764-1688" svg:viewBox="0 0 8765 1689">
          <text:p text:style-name="P28">(8)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6:11:20.845513564</meta:creation-date>
    <dc:date>2017-07-31T17:27:43.291304868</dc:date>
    <meta:editing-duration>PT15M39S</meta:editing-duration>
    <meta:editing-cycles>4</meta:editing-cycles>
    <meta:generator>LibreOffice/5.2.7.2$Linux_X86_64 LibreOffice_project/20$Build-2</meta:generator>
    <meta:document-statistic meta:object-count="88"/>
  </office:meta>
</office:document-meta>
</file>